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248e7" officeooo:paragraph-rsid="001248e7"/>
    </style:style>
    <style:style style:name="P2" style:family="paragraph" style:parent-style-name="Standard">
      <style:text-properties style:text-underline-style="none" officeooo:rsid="0018f137" officeooo:paragraph-rsid="0018f137"/>
    </style:style>
    <style:style style:name="P3" style:family="paragraph" style:parent-style-name="Standard" style:list-style-name="L1">
      <style:text-properties style:text-underline-style="none" officeooo:rsid="0012a8e1" officeooo:paragraph-rsid="0012a8e1"/>
    </style:style>
    <style:style style:name="P4" style:family="paragraph" style:parent-style-name="Standard" style:list-style-name="L1">
      <style:text-properties style:text-underline-style="none" officeooo:rsid="0012e27d" officeooo:paragraph-rsid="0012e27d"/>
    </style:style>
    <style:style style:name="P5" style:family="paragraph" style:parent-style-name="Standard" style:list-style-name="L1">
      <style:text-properties style:text-underline-style="none" officeooo:rsid="0014b0a0" officeooo:paragraph-rsid="0014b0a0"/>
    </style:style>
    <style:style style:name="P6" style:family="paragraph" style:parent-style-name="Standard" style:list-style-name="L1">
      <style:text-properties style:text-underline-style="none" officeooo:rsid="0014d5b5" officeooo:paragraph-rsid="0014d5b5"/>
    </style:style>
    <style:style style:name="P7" style:family="paragraph" style:parent-style-name="Standard" style:list-style-name="L1">
      <style:text-properties style:text-underline-style="none" officeooo:rsid="0015d814" officeooo:paragraph-rsid="0014d5b5"/>
    </style:style>
    <style:style style:name="P8" style:family="paragraph" style:parent-style-name="Standard" style:list-style-name="L1">
      <style:text-properties style:text-underline-style="none" officeooo:rsid="00161279" officeooo:paragraph-rsid="00161279"/>
    </style:style>
    <style:style style:name="P9" style:family="paragraph" style:parent-style-name="Standard" style:list-style-name="L1">
      <style:text-properties style:text-underline-style="none" officeooo:rsid="00179496" officeooo:paragraph-rsid="00179496"/>
    </style:style>
    <style:style style:name="P10" style:family="paragraph" style:parent-style-name="Standard" style:list-style-name="L1">
      <style:text-properties style:text-underline-style="none" officeooo:rsid="0018f137" officeooo:paragraph-rsid="0018f137"/>
    </style:style>
    <style:style style:name="P11" style:family="paragraph" style:parent-style-name="Standard" style:list-style-name="L1">
      <style:text-properties style:text-underline-style="none" fo:font-weight="bold" officeooo:rsid="00179496" officeooo:paragraph-rsid="00179496" style:font-weight-asian="bold" style:font-weight-complex="bold"/>
    </style:style>
    <style:style style:name="P12" style:family="paragraph" style:parent-style-name="Standard" style:list-style-name="L1">
      <style:text-properties style:text-underline-style="none" fo:font-weight="normal" officeooo:rsid="0012a8e1" officeooo:paragraph-rsid="0012a8e1" style:font-weight-asian="normal" style:font-weight-complex="normal"/>
    </style:style>
    <style:style style:name="P13" style:family="paragraph" style:parent-style-name="Standard" style:list-style-name="L1">
      <style:text-properties style:text-underline-style="none" fo:font-weight="normal" officeooo:rsid="0012e27d" officeooo:paragraph-rsid="0012e27d" style:font-weight-asian="normal" style:font-weight-complex="normal"/>
    </style:style>
    <style:style style:name="P14" style:family="paragraph" style:parent-style-name="Standard" style:list-style-name="L1">
      <style:text-properties style:text-underline-style="none" fo:font-weight="normal" officeooo:rsid="0014d5b5" officeooo:paragraph-rsid="0014d5b5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161279" officeooo:paragraph-rsid="00161279" style:font-weight-asian="normal" style:font-weight-complex="normal"/>
    </style:style>
    <style:style style:name="P16" style:family="paragraph" style:parent-style-name="Standard" style:list-style-name="L1">
      <style:text-properties style:text-underline-style="none" fo:font-weight="normal" officeooo:rsid="00179496" officeooo:paragraph-rsid="00179496" style:font-weight-asian="normal" style:font-weight-complex="normal"/>
    </style:style>
    <style:style style:name="T1" style:family="text">
      <style:text-properties officeooo:rsid="0013175c"/>
    </style:style>
    <style:style style:name="T2" style:family="text">
      <style:text-properties officeooo:rsid="00153e18"/>
    </style:style>
    <style:style style:name="T3" style:family="text">
      <style:text-properties officeooo:rsid="0016127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ustry Lecture Notes (Machine Learning Fairness)</text:p>
      <text:p text:style-name="P1"/>
      <text:list xml:id="list138967999" text:style-name="L1">
        <text:list-item>
          <text:p text:style-name="P3">Began with a look at the COMPAS system for criminal offences used in the USA Justice System</text:p>
        </text:list-item>
        <text:list-item>
          <text:p text:style-name="P3">Series of questions to label people as either high risk or low risk</text:p>
        </text:list-item>
        <text:list-item>
          <text:p text:style-name="P12">In 2016, was determined to be racially biased</text:p>
        </text:list-item>
        <text:list-item>
          <text:p text:style-name="P3">The goals of the talk is what is ML? How to measure its fairness? Why do fairness challenges arise? What can we do about them?</text:p>
        </text:list-item>
        <text:list-item>
          <text:p text:style-name="P13">AI Def<text:span text:style-name="T3">i</text:span>n<text:span text:style-name="T3">ition</text:span>: There is no single definition of AI that is universally accepted by practitioners.</text:p>
        </text:list-item>
        <text:list-item>
          <text:p text:style-name="P4">ML Def<text:span text:style-name="T3">i</text:span>n<text:span text:style-name="T3">ition</text:span>: Uses statistical techniques to give computer systems the ability to “learn” with data, without being explicitly programmed. <text:span text:style-name="T1">ML is also used to extract patterns from the data</text:span></text:p>
        </text:list-item>
        <text:list-item>
          <text:p text:style-name="P5">ML Training Pipeline: Collect Training Data =&gt; Train an ML model =&gt; Evaluate the model =&gt; Decide whether to deploy</text:p>
        </text:list-item>
        <text:list-item>
          <text:p text:style-name="P6"><text:span text:style-name="T5">When you collect training data ask the question where potential biases can enter the data</text:span> </text:p>
        </text:list-item>
        <text:list-item>
          <text:p text:style-name="P14">We use calculus to tweak the model if we feel the labelled data when added into the model and gave us a bad answer</text:p>
        </text:list-item>
        <text:list-item>
          <text:p text:style-name="P14">We evaluate the model using 2 factors: recall <text:span text:style-name="T2">(if you are sick, how likely are you to be labelled) </text:span>and precision <text:span text:style-name="T2">(if you are labelled, how likely are you to be sick)</text:span></text:p>
        </text:list-item>
        <text:list-item>
          <text:p text:style-name="P7">Now before we deploy, we need to look at its fairness</text:p>
        </text:list-item>
        <text:list-item>
          <text:p text:style-name="P15">Human bias can creep in at any step (how we collected it, how it was labelled, what model was chosen, how it was trained, etc…)</text:p>
        </text:list-item>
        <text:list-item>
          <text:p text:style-name="P8">We all carry a number of biases in our lives</text:p>
        </text:list-item>
        <text:list-item>
          <text:p text:style-name="P15">What does it mean for a model to be fair? Fair to whom? One approach: compare the precision/recall across pre-defined groups.</text:p>
        </text:list-item>
        <text:list-item>
          <text:p text:style-name="P11"><text:span text:style-name="T5">It is impossible to balance both precision and recall, as you improve one it makes the other worse.</text:span> </text:p>
        </text:list-item>
        <text:list-item>
          <text:p text:style-name="P9">You have to choose one or the other</text:p>
        </text:list-item>
        <text:list-item>
          <text:p text:style-name="P9">When revisiting COMPAS, we see that when you look at recall (the one the press looked at), it is biased; when you look at precision however, the algorithm is fair. Both cases are correct</text:p>
        </text:list-item>
        <text:list-item>
          <text:p text:style-name="P16">There are more questions then answers:</text:p>
          <text:list>
            <text:list-item>
              <text:p text:style-name="P16">How will my decisions affect users?</text:p>
            </text:list-item>
            <text:list-item>
              <text:p text:style-name="P9">How can I improve my model training pipeline?</text:p>
              <text:list>
                <text:list-item>
                  <text:p text:style-name="P9">What are the gaps in my datasets?</text:p>
                </text:list-item>
                <text:list-item>
                  <text:p text:style-name="P9">Does my model pick up spurious correlations?</text:p>
                </text:list-item>
                <text:list-item>
                  <text:p text:style-name="P9">Should I ask for user demographics?</text:p>
                </text:list-item>
                <text:list-item>
                  <text:p text:style-name="P9">Is my evaluation comprehensive?</text:p>
                </text:list-item>
              </text:list>
            </text:list-item>
            <text:list-item>
              <text:p text:style-name="P9">When should my model not be used?</text:p>
              <text:list>
                <text:list-item>
                  <text:p text:style-name="P10">Model Cards (a brief description of the model, where I view it should be used?)</text:p>
                </text:list-item>
              </text:list>
            </text:list-item>
            <text:list-item>
              <text:p text:style-name="P9">What isn’t captured by statistical notions of fairness?</text:p>
            </text:list-item>
          </text:list>
        </text:list-item>
        <text:list-item>
          <text:p text:style-name="P10">To improve fairness:</text:p>
          <text:list>
            <text:list-item>
              <text:p text:style-name="P10">Dataset Augmentation: Add better examples from underrepresented groups</text:p>
            </text:list-item>
            <text:list-item>
              <text:p text:style-name="P10">Adversarial Modelling: Train model to be unable to predict demographic attributes</text:p>
            </text:list-item>
            <text:list-item>
              <text:p text:style-name="P10">User Interface</text:p>
            </text:list-item>
          </text:list>
        </text:list-item>
      </text:list>
      <text:p text:style-name="P2"/>
      <text:list xml:id="list163722721691621" text:continue-numbering="true" text:style-name="L1">
        <text:list-item>
          <text:list>
            <text:list-header>
              <text:p text:style-name="P10"/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3T11:23:26.800586005</meta:creation-date>
    <meta:generator>LibreOffice/7.1.5.2$Linux_X86_64 LibreOffice_project/10$Build-2</meta:generator>
    <dc:date>2021-10-27T16:37:20.829789132</dc:date>
    <meta:editing-duration>PT1H50M40S</meta:editing-duration>
    <meta:editing-cycles>14</meta:editing-cycles>
    <meta:document-statistic meta:table-count="0" meta:image-count="0" meta:object-count="0" meta:page-count="1" meta:paragraph-count="33" meta:word-count="461" meta:character-count="2462" meta:non-whitespace-character-count="2063"/>
  </office:meta>
</office:document-meta>
</file>